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variant="normal" fo:text-transform="none" fo:color="#000000" style:font-name="Times New Roman" fo:letter-spacing="normal" fo:font-style="normal" fo:font-weight="normal"/>
    </style:style>
    <style:style style:name="P3" style:family="paragraph" style:parent-style-name="Standard" style:list-style-name="L1">
      <style:text-properties fo:font-variant="normal" fo:text-transform="none" fo:color="#000000" style:font-name="Times New Roman" fo:letter-spacing="normal" fo:font-style="normal" fo:font-weight="normal" style:font-style-asian="normal" style:font-style-complex="normal"/>
    </style:style>
    <style:style style:name="P4" style:family="paragraph" style:parent-style-name="Standard" style:list-style-name="L1">
      <style:text-properties fo:font-variant="normal" fo:text-transform="none" fo:color="#000000" style:font-name="Times New Roman" fo:letter-spacing="normal" fo:font-style="italic" fo:font-weight="normal" style:font-style-asian="italic" style:font-style-complex="italic"/>
    </style:style>
    <style:style style:name="P5" style:family="paragraph" style:parent-style-name="Standard" style:list-style-name="L1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 style:list-style-name="L1">
      <style:text-properties fo:font-style="normal" style:font-style-asian="normal" style:font-style-complex="normal"/>
    </style:style>
    <style:style style:name="T1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letter-spacing="normal" fo:font-style="normal" fo:font-weight="normal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</text:p>
      <text:p text:style-name="Standard"><text:tab/><text:tab/><text:tab/><text:tab/><text:tab/>A Quick Guide to MOSS</text:p>
      <text:p text:style-name="Standard"/>
      <text:list xml:id="list2089679518" text:style-name="L1">
        <text:list-item>
          <text:p text:style-name="P1">Regester an account.</text:p>
          <text:list>
            <text:list-item>
              <text:p text:style-name="P1">Send email to <text:a xlink:type="simple" xlink:href="mailto:moss@moss.stanford.edu">moss@moss.stanford.edu</text:a><text:span text:style-name="T1"> with exactly this in the body:</text:span></text:p>
              <text:list>
                <text:list-header>
                  <text:p text:style-name="P2"><text:span text:style-name="T8">registeruser<text:line-break/>mail </text:span><text:a xlink:type="simple" xlink:href="mailto:youremail@domain.com"><text:span text:style-name="T6">youremail</text:span></text:a><text:a xlink:type="simple" xlink:href="mailto:youremail@domain.com"><text:span text:style-name="T7">@domain.com</text:span></text:a></text:p>
                </text:list-header>
                <text:list-item>
                  <text:p text:style-name="P3">Check your mail for your assigned userid</text:p>
                </text:list-item>
              </text:list>
            </text:list-item>
          </text:list>
        </text:list-item>
        <text:list-item>
          <text:p text:style-name="P3">Download all the assignments</text:p>
          <text:list>
            <text:list-item>
              <text:p text:style-name="P3">Needs to be in specific directory structure:</text:p>
              <text:list>
                <text:list-item>
                  <text:p text:style-name="P3">Need one “root” directory for 303e</text:p>
                  <text:list>
                    <text:list-item>
                      <text:p text:style-name="P3">Inside of this directory is a directory for each section, the name of the directory is the section number.</text:p>
                      <text:list>
                        <text:list-item>
                          <text:p text:style-name="P3">Inside each section's directory is A1, A2, A3, etc. Make sure A# exists for whatever assignment # you are running against moss. Download and uzip the .zip file for each section into this directory.</text:p>
                          <text:list>
                            <text:list-item>
                              <text:p text:style-name="P3">So you should have something like: </text:p>
                              <text:list>
                                <text:list-item>
                                  <text:p text:style-name="P4">cs303e-&gt;52227-&gt;A3-&gt;alex878-&gt;Fence.py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Also inside the 303e directory is a directory called “moss”.</text:p>
                      <text:list>
                        <text:list-item>
                          <text:p text:style-name="P3">Inside this directory is another directory called “mdump”. This is where all the files will be copied to with different names.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span text:style-name="T2">Download the moss perl script from </text:span><text:a xlink:type="simple" xlink:href="http://moss.stanford.edu/general/scripts.html">http://moss.stanford.edu/general/scripts.html</text:a></text:p>
          <text:list>
            <text:list-item>
              <text:p text:style-name="P1">Put it in the moss directory</text:p>
              <text:list>
                <text:list-item>
                  <text:p text:style-name="P5">cs303e-&gt;moss-&gt;mossnet.pl</text:p>
                </text:list-item>
              </text:list>
            </text:list-item>
            <text:list-item>
              <text:p text:style-name="P7">Edit the perl script to use your userid (line 167)</text:p>
            </text:list-item>
          </text:list>
        </text:list-item>
        <text:list-item>
          <text:p text:style-name="P1"><text:span text:style-name="T3">Download mover python script from </text:span><text:a xlink:type="simple" xlink:href="http://www.cs.utexas.edu/~sah2659/mover">http://www.cs.utexas.edu/~sah2659/mover</text:a></text:p>
          <text:list>
            <text:list-item>
              <text:p text:style-name="P1">Change rdir to the full path of your cs303e “root” directory (line 19)</text:p>
            </text:list-item>
          </text:list>
        </text:list-item>
        <text:list-item>
          <text:p text:style-name="P1">Use mover.py to copy HM assignments into cs303e/moss/mdump directory</text:p>
          <text:list>
            <text:list-item>
              <text:p text:style-name="P1">Example: to move all “Fence.py” from assignment 3 into the dump</text:p>
              <text:list>
                <text:list-item>
                  <text:p text:style-name="P5">python <text:s/>moss/mover <text:s/>3 <text:s/>Fence.py</text:p>
                </text:list-item>
              </text:list>
            </text:list-item>
          </text:list>
        </text:list-item>
        <text:list-item>
          <text:p text:style-name="P7">Run Moss script on all the files in the dump</text:p>
          <text:list>
            <text:list-item>
              <text:p text:style-name="P5">perl mossnet <text:s/>-l python <text:s/>moss/mdump/*</text:p>
            </text:list-item>
            <text:list-item>
              <text:p text:style-name="P7">Look at output for a link to view results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1" draw:name="Object1" text:anchor-type="paragraph" svg:x="-0.0953in" svg:y="0.3661in" svg:width="6.8354in" svg:height="6.0701in" draw:z-index="0"><draw:object xlink:href="./Object 1" xlink:type="simple" xlink:show="embed" xlink:actuate="onLoad"/><draw:image xlink:href="./ObjectReplacements/Object 1" xlink:type="simple" xlink:show="embed" xlink:actuate="onLoad"/></draw:frame><text:tab/>diagram of directory structur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th Hoenig</meta:initial-creator>
    <meta:creation-date>2011-10-03T12:03:09</meta:creation-date>
    <dc:date>2011-10-03T12:44:17</dc:date>
    <dc:creator>Seth Hoenig</dc:creator>
    <meta:editing-duration>PT25M54S</meta:editing-duration>
    <meta:editing-cycles>3</meta:editing-cycles>
    <meta:generator>LibreOffice/3.3$Unix LibreOffice_project/330m19$Build-301</meta:generator>
    <meta:document-statistic meta:table-count="0" meta:image-count="0" meta:object-count="1" meta:page-count="2" meta:paragraph-count="28" meta:word-count="259" meta:character-count="15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draw:stroke="none" svg:stroke-color="#000000" draw:fill="none" draw:fill-color="#ffffff" fo:min-height="2.54cm"/>
    </style:style>
    <style:style style:name="gr5" style:family="graphic" style:parent-style-name="standard">
      <style:graphic-properties draw:stroke="none" svg:stroke-color="#000000" draw:fill="none" draw:fill-color="#ffffff" fo:min-height="1.90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62cm" svg:y1="3.54cm" svg:x2="5.445cm" svg:y2="6.715cm">
          <text:p/>
        </draw:line>
        <draw:line draw:style-name="gr1" draw:text-style-name="P1" draw:layer="layout" svg:x1="8.62cm" svg:y1="3.54cm" svg:x2="8.62cm" svg:y2="6.715cm">
          <text:p/>
        </draw:line>
        <draw:line draw:style-name="gr1" draw:text-style-name="P1" draw:layer="layout" svg:x1="8.62cm" svg:y1="3.54cm" svg:x2="9.89cm" svg:y2="6.715cm">
          <text:p/>
        </draw:line>
        <draw:line draw:style-name="gr1" draw:text-style-name="P1" draw:layer="layout" svg:x1="8.62cm" svg:y1="3.54cm" svg:x2="11.16cm" svg:y2="6.715cm">
          <text:p/>
        </draw:line>
        <draw:frame draw:style-name="gr2" draw:layer="layout" svg:width="3.81cm" svg:height="1.038cm" svg:x="8.62cm" svg:y="2.905cm">
          <draw:text-box>
            <text:p>cs303e</text:p>
          </draw:text-box>
        </draw:frame>
        <draw:frame draw:style-name="gr2" draw:layer="layout" svg:width="2.54cm" svg:height="1.038cm" svg:x="4.175cm" svg:y="6.715cm">
          <draw:text-box>
            <text:p>moss</text:p>
          </draw:text-box>
        </draw:frame>
        <draw:line draw:style-name="gr1" draw:text-style-name="P1" draw:layer="layout" svg:x1="8.62cm" svg:y1="3.54cm" svg:x2="15.605cm" svg:y2="6.715cm">
          <text:p/>
        </draw:line>
        <draw:line draw:style-name="gr1" draw:text-style-name="P1" draw:layer="layout" svg:x1="4.175cm" svg:y1="7.985cm" svg:x2="1.635cm" svg:y2="9.89cm">
          <text:p/>
        </draw:line>
        <draw:line draw:style-name="gr1" draw:text-style-name="P1" draw:layer="layout" svg:x1="4.81cm" svg:y1="7.985cm" svg:x2="4.81cm" svg:y2="9.89cm">
          <text:p/>
        </draw:line>
        <draw:line draw:style-name="gr1" draw:text-style-name="P1" draw:layer="layout" svg:x1="5.445cm" svg:y1="7.985cm" svg:x2="7.35cm" svg:y2="9.89cm">
          <text:p/>
        </draw:line>
        <draw:frame draw:style-name="gr3" draw:layer="layout" svg:width="3.175cm" svg:height="1.52cm" svg:x="7.35cm" svg:y="9.89cm">
          <draw:text-box>
            <text:p>mdump</text:p>
          </draw:text-box>
        </draw:frame>
        <draw:frame draw:style-name="gr3" draw:layer="layout" svg:width="3.175cm" svg:height="1.52cm" svg:x="4.175cm" svg:y="9.89cm">
          <draw:text-box>
            <text:p>mover.py</text:p>
          </draw:text-box>
        </draw:frame>
        <draw:frame draw:style-name="gr4" draw:layer="layout" svg:width="5.08cm" svg:height="2.79cm" svg:x="1cm" svg:y="9.64cm">
          <draw:text-box>
            <text:p>mossnet.pl</text:p>
            <text:p/>
          </draw:text-box>
        </draw:frame>
        <draw:line draw:style-name="gr1" draw:text-style-name="P1" draw:layer="layout" svg:x1="7.985cm" svg:y1="11.16cm" svg:x2="7.985cm" svg:y2="12.43cm">
          <text:p/>
        </draw:line>
        <draw:frame draw:style-name="gr4" draw:layer="layout" svg:width="5.715cm" svg:height="2.79cm" svg:x="7.35cm" svg:y="12.43cm">
          <draw:text-box>
            <text:p>lots of renamed Fence.py files</text:p>
            <text:p/>
          </draw:text-box>
        </draw:frame>
        <draw:frame draw:style-name="gr2" draw:layer="layout" svg:width="3.81cm" svg:height="2.612cm" svg:x="9.89cm" svg:y="6.643cm">
          <draw:text-box>
            <text:p>same for other sections</text:p>
          </draw:text-box>
        </draw:frame>
        <draw:frame draw:style-name="gr3" draw:layer="layout" svg:width="3.175cm" svg:height="1.52cm" svg:x="15.605cm" svg:y="6.715cm">
          <draw:text-box>
            <text:p>52227</text:p>
          </draw:text-box>
        </draw:frame>
        <draw:line draw:style-name="gr1" draw:text-style-name="P1" draw:layer="layout" svg:x1="16.875cm" svg:y1="7.985cm" svg:x2="16.875cm" svg:y2="9.89cm">
          <text:p/>
        </draw:line>
        <draw:frame draw:style-name="gr3" draw:layer="layout" svg:width="3.175cm" svg:height="1.52cm" svg:x="16.24cm" svg:y="9.89cm">
          <draw:text-box>
            <text:p>A3</text:p>
          </draw:text-box>
        </draw:frame>
        <draw:frame draw:style-name="gr3" draw:layer="layout" svg:width="4.445cm" svg:height="4.186cm" svg:x="14.97cm" svg:y="10.784cm">
          <draw:text-box>
            <text:p>(this is where you dump all the contents of the .zip for this section)</text:p>
          </draw:text-box>
        </draw:frame>
        <draw:line draw:style-name="gr1" draw:text-style-name="P1" draw:layer="layout" svg:x1="15.605cm" svg:y1="14.97cm" svg:x2="11.795cm" svg:y2="18.145cm">
          <text:p/>
        </draw:line>
        <draw:line draw:style-name="gr1" draw:text-style-name="P1" draw:layer="layout" svg:x1="16.875cm" svg:y1="14.97cm" svg:x2="16.875cm" svg:y2="18.145cm">
          <text:p/>
        </draw:line>
        <draw:line draw:style-name="gr1" draw:text-style-name="P1" draw:layer="layout" svg:x1="16.24cm" svg:y1="14.97cm" svg:x2="14.97cm" svg:y2="18.145cm">
          <text:p/>
        </draw:line>
        <draw:line draw:style-name="gr1" draw:text-style-name="P1" draw:layer="layout" svg:x1="17.51cm" svg:y1="14.97cm" svg:x2="18.145cm" svg:y2="18.145cm">
          <text:p/>
        </draw:line>
        <draw:line draw:style-name="gr1" draw:text-style-name="P1" draw:layer="layout" svg:x1="18.145cm" svg:y1="14.97cm" svg:x2="19.415cm" svg:y2="18.145cm">
          <text:p/>
        </draw:line>
        <draw:frame draw:style-name="gr2" draw:layer="layout" svg:width="3.81cm" svg:height="1.038cm" svg:x="9.89cm" svg:y="18.377cm">
          <draw:text-box>
            <text:p>sah2659</text:p>
          </draw:text-box>
        </draw:frame>
        <draw:frame draw:style-name="gr2" draw:layer="layout" svg:width="5.08cm" svg:height="1.825cm" svg:x="14.97cm" svg:y="18.145cm">
          <draw:text-box>
            <text:p>same for other users</text:p>
          </draw:text-box>
        </draw:frame>
        <draw:line draw:style-name="gr1" draw:text-style-name="P1" draw:layer="layout" svg:x1="9.89cm" svg:y1="19.415cm" svg:x2="6.715cm" svg:y2="21.32cm">
          <text:p/>
        </draw:line>
        <draw:line draw:style-name="gr1" draw:text-style-name="P1" draw:layer="layout" svg:x1="10.525cm" svg:y1="19.415cm" svg:x2="10.525cm" svg:y2="21.955cm">
          <text:p/>
        </draw:line>
        <draw:line draw:style-name="gr1" draw:text-style-name="P1" draw:layer="layout" svg:x1="11.795cm" svg:y1="19.415cm" svg:x2="13.7cm" svg:y2="21.955cm">
          <text:p/>
        </draw:line>
        <draw:frame draw:style-name="gr5" draw:layer="layout" svg:width="3.175cm" svg:height="2.155cm" svg:x="9.255cm" svg:y="21.955cm">
          <draw:text-box>
            <text:p>Fence.py</text:p>
          </draw:text-box>
        </draw:frame>
        <draw:frame draw:style-name="gr3" draw:layer="layout" svg:width="3.81cm" svg:height="1.825cm" svg:x="13.7cm" svg:y="21.955cm">
          <draw:text-box>
            <text:p>Easter.py</text:p>
            <text:p/>
          </draw:text-box>
        </draw:frame>
        <draw:frame draw:style-name="gr3" draw:layer="layout" svg:width="3.175cm" svg:height="1.52cm" svg:x="4.81cm" svg:y="21.32cm">
          <draw:text-box>
            <text:p>Foo.py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